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57b" officeooo:paragraph-rsid="001b657b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b657b" officeooo:paragraph-rsid="001b657b"/>
    </style:style>
    <style:style style:name="P4" style:family="paragraph" style:parent-style-name="Text_20_body">
      <style:text-properties officeooo:paragraph-rsid="001b657b"/>
    </style:style>
    <style:style style:name="P5" style:family="paragraph" style:parent-style-name="Text_20_body" style:list-style-name="L2">
      <style:text-properties officeooo:paragraph-rsid="001b657b"/>
    </style:style>
    <style:style style:name="P6" style:family="paragraph" style:parent-style-name="Text_20_body">
      <style:text-properties officeooo:rsid="001c9684" officeooo:paragraph-rsid="001c9684"/>
    </style:style>
    <style:style style:name="P7" style:family="paragraph" style:parent-style-name="Text_20_body" style:list-style-name="L5">
      <style:text-properties officeooo:rsid="001c9684" officeooo:paragraph-rsid="001c9684"/>
    </style:style>
    <style:style style:name="P8" style:family="paragraph" style:parent-style-name="Text_20_body" style:list-style-name="L5">
      <style:text-properties officeooo:rsid="001c9684" officeooo:paragraph-rsid="001e7d47"/>
    </style:style>
    <style:style style:name="P9" style:family="paragraph" style:parent-style-name="Text_20_body">
      <style:text-properties officeooo:rsid="001e7d47" officeooo:paragraph-rsid="001e7d47"/>
    </style:style>
    <style:style style:name="P10" style:family="paragraph" style:parent-style-name="Text_20_body" style:list-style-name="L5">
      <style:text-properties officeooo:rsid="001e7d47" officeooo:paragraph-rsid="001e7d47"/>
    </style:style>
    <style:style style:name="P11" style:family="paragraph" style:parent-style-name="Text_20_body" style:list-style-name="L5">
      <style:text-properties officeooo:paragraph-rsid="00204a62"/>
    </style:style>
    <style:style style:name="P12" style:family="paragraph" style:parent-style-name="Text_20_body">
      <style:text-properties officeooo:paragraph-rsid="001e7d47"/>
    </style:style>
    <style:style style:name="P13" style:family="paragraph" style:parent-style-name="Text_20_body">
      <style:text-properties officeooo:rsid="00202f2e" officeooo:paragraph-rsid="00202f2e"/>
    </style:style>
    <style:style style:name="P14" style:family="paragraph" style:parent-style-name="Text_20_body">
      <style:text-properties officeooo:rsid="00204a62" officeooo:paragraph-rsid="00204a62"/>
    </style:style>
    <style:style style:name="P15" style:family="paragraph" style:parent-style-name="Text_20_body" style:list-style-name="L8">
      <style:text-properties officeooo:paragraph-rsid="00204a62"/>
    </style:style>
    <style:style style:name="P16" style:family="paragraph" style:parent-style-name="Text_20_body">
      <style:text-properties officeooo:rsid="00204dfd" officeooo:paragraph-rsid="00204dfd"/>
    </style:style>
    <style:style style:name="P17" style:family="paragraph" style:parent-style-name="Text_20_body">
      <style:text-properties officeooo:rsid="0020ffb0" officeooo:paragraph-rsid="0020ffb0"/>
    </style:style>
    <style:style style:name="P18" style:family="paragraph" style:parent-style-name="Text_20_body" style:list-style-name="L5">
      <style:text-properties officeooo:rsid="00231441" officeooo:paragraph-rsid="00231441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paragraph-rsid="001e7d47"/>
    </style:style>
    <style:style style:name="P20" style:family="paragraph" style:parent-style-name="Heading_20_3">
      <style:text-properties officeooo:rsid="00204a62" officeooo:paragraph-rsid="00204a62"/>
    </style:style>
    <style:style style:name="P21" style:family="paragraph" style:parent-style-name="Heading_20_3">
      <style:text-properties officeooo:rsid="002252ab" officeooo:paragraph-rsid="002252ab"/>
    </style:style>
    <style:style style:name="P22" style:family="paragraph" style:parent-style-name="Preformatted_20_Text">
      <style:text-properties officeooo:rsid="001e7d47"/>
    </style:style>
    <style:style style:name="P23" style:family="paragraph" style:parent-style-name="Preformatted_20_Text" style:list-style-name="L5"/>
    <style:style style:name="P24" style:family="paragraph" style:parent-style-name="Preformatted_20_Text" style:list-style-name="L8"/>
    <style:style style:name="P25" style:family="paragraph" style:parent-style-name="Preformatted_20_Text">
      <style:text-properties officeooo:paragraph-rsid="0020ffb0"/>
    </style:style>
    <style:style style:name="T1" style:family="text">
      <style:text-properties officeooo:rsid="001b657b"/>
    </style:style>
    <style:style style:name="T2" style:family="text">
      <style:text-properties officeooo:rsid="001c9684"/>
    </style:style>
    <style:style style:name="T3" style:family="text">
      <style:text-properties officeooo:rsid="001e7d47"/>
    </style:style>
    <style:style style:name="T4" style:family="text">
      <style:text-properties officeooo:rsid="001eb483"/>
    </style:style>
    <style:style style:name="T5" style:family="text">
      <style:text-properties style:font-name="Liberation Mono" fo:font-size="10pt" style:font-name-asian="Droid Sans1" style:font-size-asian="10pt" style:font-name-complex="Liberation Mono" style:font-size-complex="10pt"/>
    </style:style>
    <style:style style:name="T6" style:family="text">
      <style:text-properties officeooo:rsid="00204a62"/>
    </style:style>
    <style:style style:name="T7" style:family="text">
      <style:text-properties officeooo:rsid="00204dfd"/>
    </style:style>
    <style:style style:name="T8" style:family="text">
      <style:text-properties officeooo:rsid="0020ffb0"/>
    </style:style>
    <style:style style:name="T9" style:family="text">
      <style:text-properties officeooo:rsid="00231441"/>
    </style:style>
    <style:style style:name="T10" style:family="text">
      <style:text-properties officeooo:rsid="0024270a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ort</text:h>
      <text:p text:style-name="P1"></text:p>
      <text:p text:style-name="P1"></text:p>
      <text:h text:style-name="Heading_20_2" text:outline-level="2">Street Type</text:h>
      <text:p text:style-name="P1"></text:p>
      <text:p text:style-name="P1"></text:p>
      <text:p text:style-name="P1"></text:p>
      <text:h text:style-name="Heading_20_2" text:outline-level="2">Post Codes</text:h>
      <text:p text:style-name="P1"></text:p>
      <text:p text:style-name="Text_20_body">I considered a few different aspects regarding postcodes as follows:</text:p>
      <text:h text:style-name="Heading_20_3" text:outline-level="3">Tag Name Consistency</text:h>
      <text:p text:style-name="P4">The OSM wiki () defines 'addr:postcode' as the best practice form. <text:s/>Using a map/reduce job () over the MongoDb collection I was able to identify all the tag keys present in the dataset and provide a count for each. <text:s/>From this it was trivial to extract all the 'likely' post code tag name variants as follows:</text:p>
      <text:p text:style-name="Preformatted_20_Text"><text:tab/><text:span text:style-name="T5">postal_code - 6567</text:span></text:p>
      <text:p text:style-name="Preformatted_20_Text"><text:tab/>addr:postcode - 5947 (which we converted to address.postcode for Mongo)</text:p>
      <text:p text:style-name="Preformatted_20_Text"><text:tab/>source:postcode - 156</text:p>
      <text:p text:style-name="Preformatted_20_Text"><text:tab/>uk_postcode_centroid - 79</text:p>
      <text:p text:style-name="Preformatted_20_Text"><text:tab/>note:postal_code - 10</text:p>
      <text:p text:style-name="Preformatted_20_Text"><text:tab/>note:postcode - 3</text:p>
      <text:p text:style-name="Preformatted_20_Text"><text:tab/>postcode - 3</text:p>
      <text:p text:style-name="Preformatted_20_Text"><text:tab/>old_uk_postcode_centroid - 1</text:p>
      <text:p text:style-name="P19"></text:p>
      <text:p text:style-name="P12">Clearly postal_code and addr:postcode are the most popular</text:p>
      <text:p text:style-name="Text_20_body">For each of the '<text:span text:style-name="T4">other </text:span><text:s/>variants' I decided to observe the data with mongo console queries similar to:</text:p>
      <text:p text:style-name="Preformatted_20_Text">&gt; db.wwww.find({"source:postcode" : {"$exists" : true}}).pretty()</text:p>
      <text:list xml:id="list4358275949335267256" text:style-name="L2">
        <text:list-header>
          <text:p text:style-name="P5"></text:p>
        </text:list-header>
      </text:list>
      <text:p text:style-name="P4"><draw:frame draw:style-name="fr1" draw:name="Object2" text:anchor-type="paragraph" svg:width="17.759cm" svg:height="4.6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On the assumption that we will wish to map postal_code and addr:postcode to the same thing, its worth checking how often we see both in the same record</text:p>
      <text:p text:style-name="Preformatted_20_Text">db.wwww.count({"$and" : [{"address.postcode" : {"$exists" : true}},<text:soft-page-break/>{"postal_code" : {"$exists" : true}}]})</text:p>
      <text:p text:style-name="Preformatted_20_Text"/>
      <text:p text:style-name="P13">Just 24 records contain both and in all but one case exactly match</text:p>
      <text:h text:style-name="Heading_20_3" text:outline-level="3"><text:span text:style-name="T1">Postcode Validity</text:span></text:h>
      <text:p text:style-name="Text_20_body">I Conduct<text:span text:style-name="T1">ed</text:span> postcode validation according to the following regex which was obtained from the following uk gov website document:</text:p>
      <text:p text:style-name="Preformatted_20_Text">^([Gg][Ii][Rr] 0[Aa]{2})|((([A-Za-z][0-]{1,2})|(([A-Za-z][A-Ha-hJ-Yj-y][0-9]{1,2})|(([AZa-z][0-9][A-Za-z])|([A-Za-z][A-Ha-hJ-Yj-y][0-9]?[A-Za-z])))) [0-9][A-Za-z]{2})$</text:p>
      <text:p text:style-name="P3"><text:a xlink:type="simple" xlink:href="https://www.gov.uk/government/uploads/system/uploads/attachment_data/file/359448/4__Bulk_Data_Transfer_-_additional_validation_valid.pdf">https://www.gov.uk/government/uploads/system/uploads/attachment_data/file/359448/4__Bulk_Data_Transfer_-_additional_validation_valid.pdf</text:a></text:p>
      <text:p text:style-name="P3">In particular I co<text:span text:style-name="T2">n</text:span>sidered both popular cases (postal_code, addr:postcode – albeit the latter was already mapped to address.postcode for Mongo)</text:p>
      <text:p text:style-name="P6">Table X shows the results of a series of queries I executed against the MongoDb collection to inspect the validity of each field respectively (note: I will show the query for the postal_code case only for brevity).</text:p>
      <text:list xml:id="list2798495687230509652" text:style-name="L5">
        <text:list-item>
          <text:p text:style-name="P7">How many (of each variant of postcode) are there?</text:p>
          <text:p text:style-name="P7">To double check against the map/reduce results earlier</text:p>
        </text:list-item>
      </text:list>
      <text:p text:style-name="Preformatted_20_Text"><text:s text:c="2"/><text:tab/><text:span text:style-name="T3">&gt; </text:span>db.wwww.count({"postal_code" : {"$exists" : true}})</text:p>
      <text:p text:style-name="Preformatted_20_Text"/>
      <text:list xml:id="list175633527509790" text:continue-numbering="true" text:style-name="L5">
        <text:list-item>
          <text:p text:style-name="P8">How many <text:span text:style-name="T3">are valid UK postcodes?</text:span></text:p>
          <text:p text:style-name="P23">db.wwww.count({"postal_code" : /^([Gg][Ii][Rr] 0[Aa]{2})|((([A-Za-z][0-]{1,2})|(([A-Za-z][A-Ha-hJ-Yj-y][0-9]{1,2})|(([AZa-z][0-9][A-Za-z])|([A-Za-z][A-Ha-hJ-Yj-y][0-9]?[A-Za-z])))) [0-9][A-Za-z]{2})$/})</text:p>
          <text:p text:style-name="P23"/>
        </text:list-item>
        <text:list-item>
          <text:p text:style-name="P10">How many are invalid UK postcodes? (for completeness – valid + invalid = 100%)</text:p>
          <text:p text:style-name="P23">db.wwww.count({"$and" : [{"postal_code" : {"$exists" : true}},{"postal_code" : {"$not" : /^([Gg][Ii][Rr] 0[Aa]{2})|((([A-Za-z][0-]{1,2})|(([A-Za-z][A-Ha-hJ-Yj-y][0-9]{1,2})|(([AZa-z][0-9][A-Za-z])|([A-Za-z][A-Ha-hJ-Yj-y][0-9]?[A-Za-z])))) [0-9][A-Za-z]{2})$/}}]})</text:p>
          <text:p text:style-name="P23"/>
        </text:list-item>
        <text:list-item>
          <text:p text:style-name="P10">How many are valid 'partial postcodes'?</text:p>
          <text:p text:style-name="P10">Sample inspection reveals that in many cases what we see are partial postcodes, presumably to denote the general area</text:p>
          <text:p text:style-name="P10">Explicitly, uk postcodes are typically in 2 hal<text:span text:style-name="T9">ves</text:span>, the partial postcodes we see are either just the first half or the first half plus the first digit of the second half</text:p>
          <text:p text:style-name="P10">e.g.</text:p>
          <text:p text:style-name="P23">BS7</text:p>
          <text:p text:style-name="P23">CF72 9</text:p>
          <text:p text:style-name="P23"/>
          <text:p text:style-name="P10">If we assume this is a valid thing to enter, how many <text:span text:style-name="T9">ar</text:span>e actually valid partial postcodes</text:p>
          <text:p text:style-name="P23"><text:span text:style-name="T9">&gt; </text:span>db.wwww.count({"$and" : [{"postal_code" : {"$exists" : true}},<text:soft-page-break/>{"postal_code" : /^([Gg][Ii][Rr]( 0)?)|((([A-Za-z][0-]{1,2})|(([A-Za-z][A-Ha-hJ-Yj-y][0-9]{1,2})|(([AZa-z][0-9][A-Za-z])|([A-Za-z][A-Ha-hJ-Yj-y][0-9]?[A-Za-z]))))( [0-9])?)$/}]}, {"postal_code" : 1, "_id" : 0})</text:p>
          <text:p text:style-name="P23"/>
        </text:list-item>
        <text:list-item>
          <text:p text:style-name="P10">What are the remaining invalid postcodes?</text:p>
          <text:p text:style-name="P10">In both cases there were few enough left over to perform manual inspection</text:p>
          <text:p text:style-name="P23"><text:span text:style-name="T9">&gt; </text:span>db.wwww.count({"$and" : [{"postal_code" : {"$exists" : true}},{"postal_code" : {"$not" : /^([Gg][Ii][Rr]( 0.*)?)|((([A-Za-z][0-]{1,2})|(([A-Za-z][A-Ha-hJ-Yj-y][0-9]{1,2})|(([AZa-z][0-9][A-Za-z])|([A-Za-z][A-Ha-hJ-Yj-y][0-9]?[A-Za-z]))))( [0-9].*)?)$/}}]}, {"postal_code" : 1, "_id" : 0})</text:p>
        </text:list-item>
      </text:list>
      <text:p text:style-name="P22"/>
      <text:list xml:id="list175633379478624" text:continue-numbering="true" text:style-name="L5">
        <text:list-header>
          <text:p text:style-name="P10">Sample output:</text:p>
        </text:list-header>
      </text:list>
      <text:p text:style-name="Preformatted_20_Text"><text:tab/>{ "address" : { "postcode" : "CF382HE" } }</text:p>
      <text:p text:style-name="Preformatted_20_Text"><text:tab/>{ "address" : { "postcode" : "Cf 31 1dq" } }</text:p>
      <text:p text:style-name="Preformatted_20_Text"><text:tab/>{ "address" : { "postcode" : "BS347HZ" } }</text:p>
      <text:p text:style-name="Preformatted_20_Text"><text:tab/>{ "address" : { "postcode" : "BS1 " } }</text:p>
      <text:p text:style-name="Preformatted_20_Text"><text:tab/>{ "address" : { "postcode" : "BS42eg" } }</text:p>
      <text:p text:style-name="Preformatted_20_Text"><text:tab/>......</text:p>
      <text:p text:style-name="Preformatted_20_Text"><text:tab/>{ "postal_code" : "NP" }</text:p>
      <text:p text:style-name="Preformatted_20_Text"><text:tab/>{ "postal_code" : "1" }</text:p>
      <text:p text:style-name="Preformatted_20_Text"><text:tab/>{ "postal_code" : "CF315FD" }</text:p>
      <text:p text:style-name="Preformatted_20_Text"><text:tab/>{ "postal_code" : "CF315FD" }</text:p>
      <text:p text:style-name="P9"/>
      <text:list xml:id="list175633983705979" text:continue-numbering="true" text:style-name="L5">
        <text:list-header>
          <text:p text:style-name="P10">The vast majority look like valid full or partial postcodes with a missing 'space'</text:p>
        </text:list-header>
        <text:list-item>
          <text:p text:style-name="P11"><draw:frame draw:style-name="fr1" draw:name="Object1" text:anchor-type="paragraph" svg:width="18.272cm" svg:height="7.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How many contain lower case letters?</text:span></text:p>
          <text:p text:style-name="P18">For consistency we will want to 'uppercase' postcodes</text:p>
        </text:list-item>
      </text:list>
      <text:p text:style-name="Preformatted_20_Text"><text:tab/>&gt; <text:s/>db.wwww.count({"postal_code" : /[a-<text:span text:style-name="T7">z</text:span>]/})</text:p>
      <text:p text:style-name="P14"></text:p>
      <text:list xml:id="list7043863712546069600" text:style-name="L8">
        <text:list-header>
          <text:p text:style-name="P24"><text:span text:style-name="T6">postal_code = 32</text:span></text:p>
          <text:p text:style-name="P24"><text:span text:style-name="T6">address.postcode = 0</text:span></text:p>
          <text:p text:style-name="P24"/>
          <text:p text:style-name="P15"><text:span text:style-name="T6">so pretty rare</text:span></text:p>
        </text:list-header>
      </text:list>
      <text:h text:style-name="P20" text:outline-level="3"><text:soft-page-break/>Regional Accuracy</text:h>
      <text:p text:style-name="P16">Do the observed postcodes belong in the geographic region under consideration? We can crudely determine this by consideration of the first two letters of the postcode.</text:p>
      <text:p text:style-name="P25">&gt; db.wwww.aggregate([{"$group" : { "_id" : {"$substr": ["$postal_code",0,2]}}}])</text:p>
      <text:p text:style-name="P25"/>
      <text:p text:style-name="P16">There were few enough <text:span text:style-name="T10">variations</text:span> (<text:span text:style-name="T8">12 for postal_code, 13 for addr:postcode</text:span>) to consider manually. <text:s/><text:span text:style-name="T8">There was a single 'nonsensical value', all the rest were valid for the region except:</text:span></text:p>
      <text:p text:style-name="P17"><text:tab/>NG – this is the postcode for Nottingham (well outside the region)</text:p>
      <text:p text:style-name="P17">Inspection of the accompanying fields (e.g. town) suggested this should have been NP for Newport</text:p>
      <text:h text:style-name="P21" text:outline-level="3">Cleansing Strategy</text:h>
      <text:p text:style-name="Text_20_body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3:08:00.131711285</meta:creation-date>
    <dc:date>2015-03-12T17:56:32.693868329</dc:date>
    <meta:editing-duration>P5DT17H42M54S</meta:editing-duration>
    <meta:editing-cycles>7</meta:editing-cycles>
    <meta:generator>LibreOffice/4.2.7.2$Linux_X86_64 LibreOffice_project/420m0$Build-2</meta:generator>
    <meta:document-statistic meta:table-count="0" meta:image-count="0" meta:object-count="2" meta:page-count="4" meta:paragraph-count="84" meta:word-count="699" meta:character-count="5156" meta:non-whitespace-character-count="44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6.8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2" style:family="table-cell" style:parent-style-name="Default">
      <style:table-cell-properties fo:background-color="#dddddd" fo:border="0.06pt solid #000000"/>
      <style:text-properties style:text-position=""/>
    </style:style>
    <style:style style:name="ce3" style:family="table-cell" style:parent-style-name="Default">
      <style:table-cell-properties fo:background-color="#dddddd" fo:wrap-option="wrap" fo:border="0.06pt solid #000000" style:rotation-angle="90"/>
      <style:text-properties style:text-position=""/>
    </style:style>
    <style:style style:name="ce4" style:family="table-cell" style:parent-style-name="Default">
      <style:table-cell-properties fo:background-color="#ff3333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 style:rotation-angle="90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ackground-color="#dddddd" fo:wrap-option="wrap" fo:border="0.06pt solid #000000" style:rotation-angle="90"/>
    </style:style>
    <style:style style:name="ce9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3" table:default-cell-style-name="ce10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6"/>
          <table:table-cell office:value-type="string" calcext:value-type="string">
            <text:p>How many are there?</text:p>
          </table:table-cell>
          <table:table-cell table:style-name="ce8" office:value-type="string" calcext:value-type="string">
            <text:p>How many are valid UK postcodes?</text:p>
          </table:table-cell>
          <table:table-cell office:value-type="string" calcext:value-type="string">
            <text:p>What percentage are valid UK postcodes?</text:p>
          </table:table-cell>
          <table:table-cell table:style-name="ce8" office:value-type="string" calcext:value-type="string">
            <text:p>How many are invalid UK postcodes?</text:p>
          </table:table-cell>
          <table:table-cell table:style-name="ce8" office:value-type="string" calcext:value-type="string">
            <text:p>What percentage are invalid UK postcodes?</text:p>
          </table:table-cell>
          <table:table-cell table:style-name="ce8" office:value-type="string" calcext:value-type="string">
            <text:p>How many are valid 'partial postcodes'?</text:p>
          </table:table-cell>
          <table:table-cell office:value-type="string" calcext:value-type="string">
            <text:p>What percentage of the invalid postcodes are valid 'partial postcodes'?</text:p>
          </table:table-cell>
          <table:table-cell table:style-name="ce8" office:value-type="string" calcext:value-type="string">
            <text:p>Remaining invalid postcodes?</text:p>
          </table:table-cell>
        </table:table-row>
        <table:table-row table:style-name="ro2">
          <table:table-cell office:value-type="string" calcext:value-type="string">
            <text:p>postal_code</text:p>
          </table:table-cell>
          <table:table-cell table:style-name="ce9" office:value-type="float" office:value="7567" calcext:value-type="float">
            <text:p>7567</text:p>
          </table:table-cell>
          <table:table-cell office:value-type="float" office:value="547" calcext:value-type="float">
            <text:p>547</text:p>
          </table:table-cell>
          <table:table-cell table:style-name="ce9" office:value-type="float" office:value="7.2" calcext:value-type="float">
            <text:p>7.2</text:p>
          </table:table-cell>
          <table:table-cell office:value-type="float" office:value="7020" calcext:value-type="float">
            <text:p>7020</text:p>
          </table:table-cell>
          <table:table-cell office:value-type="float" office:value="92.8" calcext:value-type="float">
            <text:p>92.8</text:p>
          </table:table-cell>
          <table:table-cell office:value-type="float" office:value="6910" calcext:value-type="float">
            <text:p>6910</text:p>
          </table:table-cell>
          <table:table-cell table:style-name="ce9" office:value-type="float" office:value="98.4" calcext:value-type="float">
            <text:p>98.4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addr:postcode</text:p>
          </table:table-cell>
          <table:table-cell table:style-name="ce10" office:value-type="float" office:value="5947" calcext:value-type="float">
            <text:p>5947</text:p>
          </table:table-cell>
          <table:table-cell office:value-type="float" office:value="5848" calcext:value-type="float">
            <text:p>5848</text:p>
          </table:table-cell>
          <table:table-cell table:style-name="ce10" office:value-type="float" office:value="98.3" calcext:value-type="float">
            <text:p>98.3</text:p>
          </table:table-cell>
          <table:table-cell office:value-type="float" office:value="103" calcext:value-type="float">
            <text:p>103</text:p>
          </table:table-cell>
          <table:table-cell office:value-type="float" office:value="1.7" calcext:value-type="float">
            <text:p>1.7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23:36:27.815295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11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dddddd" fo:wrap-option="wrap" fo:border="0.06pt solid #000000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2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field</text:p>
          </table:table-cell>
          <table:table-cell table:style-name="ce4" office:value-type="string" calcext:value-type="string">
            <text:p>example (where necessary)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source:postcode</text:p>
          </table:table-cell>
          <table:table-cell office:value-type="string" calcext:value-type="string">
            <text:p>"source:postcode" : "OS_OpenData_CodePointOpen"</text:p>
          </table:table-cell>
          <table:table-cell office:value-type="string" calcext:value-type="string">
            <text:p>This field (unsurprisingly) refers to the source that provided the postcode, so this is not a postcode field variant but a discreet piece of information</text:p>
          </table:table-cell>
        </table:table-row>
        <table:table-row table:style-name="ro3">
          <table:table-cell office:value-type="string" calcext:value-type="string">
            <text:p>uk_postcode_centro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 explanation of postcode centroids can be found here - <text:a xlink:href="http://codepoint.raggedred.net/" xlink:type="simple">http://codepoint.raggedred.net/</text:a>  in particular though it says: ...PLEASE do not add the centroids to the OSM map database. The centroids are not real objects so they do not belong in the OSM database.</text:p>
          </table:table-cell>
        </table:table-row>
        <table:table-row table:style-name="ro1">
          <table:table-cell office:value-type="string" calcext:value-type="string">
            <text:p>old_uk_postcode_centroid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see above</text:p>
          </table:table-cell>
        </table:table-row>
        <table:table-row table:style-name="ro4">
          <table:table-cell office:value-type="string" calcext:value-type="string">
            <text:p>note:postal_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urprisingly these are freetext comments regarding an associated postal_code field in the record</text:p>
          </table:table-cell>
        </table:table-row>
        <table:table-row table:style-name="ro1">
          <table:table-cell office:value-type="string" calcext:value-type="string">
            <text:p>note:post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 above</text:p>
          </table:table-cell>
        </table:table-row>
        <table:table-row table:style-name="ro4">
          <table:table-cell office:value-type="string" calcext:value-type="string">
            <text:p>post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y an alternative postcode field, incidentally all three examples are valid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00:11:13.93577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